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nux Biolinum G" fo:font-weight="bold" style:font-weight-asian="bold" style:font-weight-complex="bold"/>
    </style:style>
    <style:style style:name="P2" style:family="paragraph" style:parent-style-name="Standard">
      <style:text-properties fo:color="#000000" loext:opacity="100%" style:font-name="Linux Biolinum G" fo:font-weight="bold" style:font-weight-asian="bold" style:font-weight-complex="bold"/>
    </style:style>
    <style:style style:name="P3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style:font-weight-asian="bold" style:font-weight-complex="bold"/>
    </style:style>
    <style:style style:name="P4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rsid="000f09c9" officeooo:paragraph-rsid="000f09c9" style:font-weight-asian="bold" style:font-weight-complex="bold"/>
    </style:style>
    <style:style style:name="P5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bold" officeooo:paragraph-rsid="000f09c9" style:font-weight-asian="bold" style:font-weight-complex="bold"/>
    </style:style>
    <style:style style:name="P6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bold" officeooo:paragraph-rsid="000f09c9" style:font-weight-asian="bold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rsid="000f09c9" officeooo:paragraph-rsid="00109ba3" style:font-weight-asian="bold" style:font-weight-complex="bold"/>
    </style:style>
    <style:style style:name="P8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paragraph-rsid="000f09c9" style:font-weight-asian="bold" style:font-weight-complex="bold"/>
    </style:style>
    <style:style style:name="T1" style:family="text">
      <style:text-properties officeooo:rsid="000b05ca"/>
    </style:style>
    <style:style style:name="T2" style:family="text">
      <style:text-properties officeooo:rsid="000f09c9"/>
    </style:style>
    <style:style style:name="T3" style:family="text">
      <style:text-properties fo:font-weight="bold"/>
    </style:style>
    <style:style style:name="T4" style:family="text">
      <style:text-properties fo:font-weight="bold" officeooo:rsid="00126165"/>
    </style:style>
    <style:style style:name="T5" style:family="text">
      <style:text-properties officeooo:rsid="00109ba3"/>
    </style:style>
    <style:style style:name="T6" style:family="text">
      <style:text-properties fo:color="#c4c4cc" loext:opacity="100%" style:font-name="Roboto" fo:font-weight="normal"/>
    </style:style>
    <style:style style:name="T7" style:family="text">
      <style:text-properties officeooo:rsid="001261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01 – 11/09/22 – START</text:p>
      <text:p text:style-name="P1"/>
      <text:p text:style-name="P1"/>
      <text:p text:style-name="P2">DIA 0<text:span text:style-name="T2">1</text:span> – 12/09/22 – <text:span text:style-name="T1">Base Building</text:span></text:p>
      <text:p text:style-name="P2"/>
      <text:p text:style-name="P3">Chegou o momento de acelerar na direção dos seus objetivos, levar suas habilidades e código para o próximo nível. Nessa aula vamos preparar o nosso ambiente e construir as bases pra dar início ao nosso projeto: o Game hub, um site centralizador de links, no estilo Linktree, feito especialmente para gamers. </text:p>
      <text:p text:style-name="P4">SENHA <text:span text:style-name="T3">LEVEL UP</text:span></text:p>
      <text:p text:style-name="P3"/>
      <text:p text:style-name="P5">DIA 0<text:span text:style-name="T2">2</text:span> – 1<text:span text:style-name="T2">3</text:span>/09/22 –<text:span text:style-name="T5">High Speed</text:span></text:p>
      <text:p text:style-name="P8">Nessa aula vamos avançar com velocidade máxima no desenvolvimento do nosso projeto, colocar a mão no código e dar os primeiros passos em HTML.</text:p>
      <text:p text:style-name="P7">SENHA <text:span text:style-name="T4">JOURNEY</text:span></text:p>
      <text:p text:style-name="P7"><text:span text:style-name="T3"/></text:p>
      <text:p text:style-name="P5">DIA <text:span text:style-name="T2">03</text:span> – 1<text:span text:style-name="T2">4</text:span>/09/22 – <text:span text:style-name="T7">To be continued</text:span></text:p>
      <text:p text:style-name="P5"/>
      <text:p text:style-name="P5">DIA 0<text:span text:style-name="T2">3</text:span> – 1<text:span text:style-name="T2">5</text:span>/09/22 –</text:p>
      <text:p text:style-name="P5"/>
      <text:p text:style-name="P5">DIA 0<text:span text:style-name="T2">4</text:span> – 1<text:span text:style-name="T2">6</text:span>/09/22 –</text:p>
      <text:p text:style-name="P5"/>
      <text:p text:style-name="P5">DIA 0<text:span text:style-name="T2">5</text:span> – 1<text:span text:style-name="T2">7</text:span>/09/22 –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2T22:41:52.559000000</dc:date>
    <meta:editing-duration>PT40M47S</meta:editing-duration>
    <meta:editing-cycles>6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1" meta:word-count="109" meta:character-count="656" meta:non-whitespace-character-count="544"/>
  </office:meta>
</office:document-meta>
</file>